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byssinica SIL" svg:font-family="'Abyssinica SIL'" style:font-pitch="variable"/>
    <style:font-face style:name="Alexander" svg:font-family="Alexande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iberation Sans" fo:font-size="14pt" style:text-underline-style="none" fo:font-weight="bold" officeooo:rsid="00025db7" officeooo:paragraph-rsid="00000116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style:font-name="Liberation Sans" fo:font-size="14pt" fo:font-style="normal" style:text-underline-style="none" fo:font-weight="bold" officeooo:rsid="000ac7c7" officeooo:paragraph-rsid="00000116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line-height="100%"/>
      <style:text-properties style:font-name="Liberation Sans" fo:font-size="12pt" style:text-underline-style="solid" style:text-underline-width="auto" style:text-underline-color="font-color" officeooo:rsid="00025db7" officeooo:paragraph-rsid="00000116" style:font-size-asian="12pt" style:font-size-complex="12pt"/>
    </style:style>
    <style:style style:name="P4" style:family="paragraph" style:parent-style-name="Standard">
      <style:paragraph-properties fo:line-height="100%"/>
      <style:text-properties style:font-name="Liberation Sans" fo:font-size="12pt" style:text-underline-style="none" officeooo:rsid="00025db7" officeooo:paragraph-rsid="00000116" style:font-size-asian="12pt" style:font-size-complex="12pt"/>
    </style:style>
    <style:style style:name="P5" style:family="paragraph" style:parent-style-name="Standard">
      <style:paragraph-properties fo:line-height="100%"/>
      <style:text-properties style:font-name="Liberation Sans" fo:font-size="12pt" officeooo:paragraph-rsid="00000116" style:font-size-asian="12pt" style:font-size-complex="12pt"/>
    </style:style>
    <style:style style:name="P6" style:family="paragraph" style:parent-style-name="Standard" style:list-style-name="L1">
      <style:paragraph-properties fo:line-height="100%"/>
      <style:text-properties style:font-name="Liberation Sans" fo:font-size="12pt" officeooo:rsid="000ac7c7" officeooo:paragraph-rsid="00000116" style:font-size-asian="12pt" style:font-size-complex="12pt"/>
    </style:style>
    <style:style style:name="P7" style:family="paragraph" style:parent-style-name="Standard">
      <style:paragraph-properties fo:line-height="100%"/>
      <style:text-properties style:font-name="Liberation Sans" fo:font-size="12pt" fo:font-style="normal" style:text-underline-style="none" fo:font-weight="normal" officeooo:rsid="00044b90" officeooo:paragraph-rsid="0000011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100%"/>
      <style:text-properties style:font-name="Liberation Sans" fo:font-size="12pt" fo:font-style="normal" style:text-underline-style="none" fo:font-weight="normal" officeooo:rsid="000ac7c7" officeooo:paragraph-rsid="00000116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line-height="100%"/>
      <style:text-properties style:font-name="Liberation Sans" fo:font-size="12pt" fo:font-style="normal" style:text-underline-style="none" fo:font-weight="normal" officeooo:rsid="000ac7c7" officeooo:paragraph-rsid="0002c24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/>
      <style:text-properties style:font-name="Liberation Sans" fo:font-size="12pt" fo:font-style="normal" style:text-underline-style="none" fo:font-weight="normal" officeooo:rsid="000782dc" officeooo:paragraph-rsid="00000116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Liberation Sans" fo:font-size="12pt" fo:font-style="normal" style:text-underline-style="none" fo:font-weight="bold" officeooo:rsid="000ac7c7" officeooo:paragraph-rsid="0002c242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Liberation Sans" fo:font-size="16pt" fo:font-style="italic" fo:font-weight="bold" officeooo:paragraph-rsid="00000116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font-name="Abyssinica SIL" fo:font-size="16pt" fo:font-style="italic" style:text-underline-style="none" fo:font-weight="bold" officeooo:rsid="000e1747" style:font-size-asian="14pt" style:font-style-asian="italic" style:font-weight-asian="bold" style:font-size-complex="16pt" style:font-style-complex="italic" style:font-weight-complex="bold"/>
    </style:style>
    <style:style style:name="T2" style:family="text">
      <style:text-properties fo:font-size="14pt" style:text-underline-style="none" officeooo:rsid="00025db7" style:font-size-asian="14pt" style:font-size-complex="14pt"/>
    </style:style>
    <style:style style:name="T3" style:family="text">
      <style:text-properties fo:font-size="14pt" fo:font-style="normal" style:text-underline-style="none" officeooo:rsid="00025db7" style:font-size-asian="14pt" style:font-style-asian="normal" style:font-size-complex="14pt" style:font-style-complex="normal"/>
    </style:style>
    <style:style style:name="T4" style:family="text">
      <style:text-properties fo:font-size="14pt" fo:font-style="normal" style:text-underline-style="none" fo:font-weight="bold" officeooo:rsid="000782dc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6pt" fo:font-style="normal" style:text-underline-style="none" officeooo:rsid="00025db7" style:font-size-asian="14pt" style:font-style-asian="normal" style:font-size-complex="16pt" style:font-style-complex="normal"/>
    </style:style>
    <style:style style:name="T8" style:family="text">
      <style:text-properties fo:font-size="16pt" fo:font-style="normal" style:text-underline-style="none" officeooo:rsid="00025db7" style:font-size-asian="16pt" style:font-style-asian="normal" style:font-size-complex="16pt" style:font-style-complex="normal"/>
    </style:style>
    <style:style style:name="T9" style:family="text">
      <style:text-properties fo:font-size="16pt" fo:font-style="normal" style:text-underline-style="none" fo:font-weight="normal" officeooo:rsid="000782dc" style:font-size-asian="14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size="16pt" fo:font-style="normal" style:text-underline-style="none" fo:font-weight="normal" officeooo:rsid="00044b90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normal" style:text-underline-style="none" fo:font-weight="normal" officeooo:rsid="000ac7c7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size="16pt" fo:font-style="normal" style:text-underline-style="solid" style:text-underline-width="auto" style:text-underline-color="font-color" fo:font-weight="normal" officeooo:rsid="000782dc" style:font-size-asian="14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size="16pt" style:text-underline-style="none" officeooo:rsid="00025db7" style:font-size-asian="16pt" style:font-size-complex="16pt"/>
    </style:style>
    <style:style style:name="T15" style:family="text">
      <style:text-properties fo:font-size="16pt" fo:font-style="italic" style:text-underline-style="none" fo:font-weight="normal" officeooo:rsid="00044b90" style:font-size-asian="14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6pt" fo:font-style="italic" style:text-underline-style="none" fo:font-weight="bold" officeooo:rsid="000e1747" style:font-size-asian="14pt" style:font-style-asian="italic" style:font-weight-asian="bold" style:font-size-complex="16pt" style:font-style-complex="italic" style:font-weight-complex="bold"/>
    </style:style>
    <style:style style:name="T17" style:family="text">
      <style:text-properties officeooo:rsid="000ac7c7"/>
    </style:style>
    <style:style style:name="T18" style:family="text">
      <style:text-properties style:font-name="Alexander" fo:font-size="16pt" fo:font-style="italic" style:text-underline-style="none" fo:font-weight="normal" officeooo:rsid="00044b90" style:font-size-asian="14pt" style:font-style-asian="italic" style:font-weight-asian="normal" style:font-size-complex="16pt" style:font-style-complex="italic" style:font-weight-complex="normal"/>
    </style:style>
    <style:style style:name="T19" style:family="text">
      <style:text-properties style:font-name="Alexander" fo:font-size="16pt" fo:font-style="normal" style:text-underline-style="solid" style:text-underline-width="auto" style:text-underline-color="font-color" fo:font-weight="normal" officeooo:rsid="000782dc" style:font-size-asian="14pt" style:font-style-asian="normal" style:font-weight-asian="normal" style:font-size-complex="16pt" style:font-style-complex="normal" style:font-weight-complex="normal"/>
    </style:style>
    <style:style style:name="T20" style:family="text">
      <style:text-properties style:font-name="Alexander" fo:font-size="16pt" fo:font-style="normal" style:text-underline-style="none" fo:font-weight="normal" officeooo:rsid="000782dc" style:font-size-asian="14pt" style:font-style-asian="normal" style:font-weight-asian="normal" style:font-size-complex="16pt" style:font-style-complex="normal" style:font-weight-complex="normal"/>
    </style:style>
    <style:style style:name="T21" style:family="text">
      <style:text-properties style:font-name="Alexander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style:font-name="Alexander" fo:font-size="16pt" fo:font-style="normal" style:text-underline-style="none" fo:font-weight="normal" officeooo:rsid="00044b90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style:font-name="Alexander" fo:font-size="16pt" fo:font-style="normal" style:text-underline-style="none" fo:font-weight="normal" officeooo:rsid="000ac7c7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officeooo:rsid="000c2111"/>
    </style:style>
    <style:style style:name="T25" style:family="text">
      <style:text-properties style:text-underline-style="none" officeooo:rsid="00025db7"/>
    </style:style>
    <style:style style:name="T26" style:family="text">
      <style:text-properties fo:font-style="normal" style:text-underline-style="none" officeooo:rsid="00025db7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0782dc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044b90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0ac7c7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bold" officeooo:rsid="000782dc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solid" style:text-underline-width="auto" style:text-underline-color="font-color" fo:font-weight="normal" officeooo:rsid="000782dc" style:font-style-asian="normal" style:font-weight-asian="normal" style:font-style-complex="normal" style:font-weight-complex="normal"/>
    </style:style>
    <style:style style:name="T33" style:family="text">
      <style:text-properties fo:font-style="italic" style:text-underline-style="none" fo:font-weight="normal" officeooo:rsid="00044b90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bold" officeooo:rsid="000e1747" style:font-style-asian="italic" style:font-weight-asian="bold" style:font-style-complex="italic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00011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6">IMPLEMENTATION</text:span></text:p>
      <text:p text:style-name="P3"/>
      <text:p text:style-name="P1"><text:span text:style-name="T17">C</text:span>onfiguration for hardware and software</text:p>
      <text:p text:style-name="P4"><text:tab/></text:p>
      <text:p text:style-name="P4"><text:s text:c="8"/>It doesn't need any additional hardware or software to operate the program,but the following requirements should be strongly maintained:</text:p>
      <text:p text:style-name="P4"/>
      <text:p text:style-name="P4"><text:s text:c="3"/><text:span text:style-name="T6">Requirements for hardware:</text:span></text:p>
      <text:p text:style-name="P4"/>
      <text:p text:style-name="P4">1. <text:s/>Penti<text:span text:style-name="T36">u</text:span>m II or higher.</text:p>
      <text:p text:style-name="P4">2. <text:s/>512MB of RAM or higher.</text:p>
      <text:p text:style-name="P4">3. <text:s/>800MHz processor or above.</text:p>
      <text:p text:style-name="P4">4. <text:s/>20 MB of hard disk space.</text:p>
      <text:p text:style-name="P4"/>
      <text:p text:style-name="P4"><text:s/><text:span text:style-name="T6"><text:s/>Requirements for software:</text:span></text:p>
      <text:p text:style-name="P4"><text:span text:style-name="T6"/></text:p>
      <text:p text:style-name="P4">1. Operating System LINUX or WINDOWS.</text:p>
      <text:p text:style-name="P4">2. Python 2.* or higher <text:span text:style-name="T17">with pygtk</text:span>.</text:p>
      <text:p text:style-name="P4"/>
      <text:p text:style-name="P5"><text:span text:style-name="T33"><text:tab/></text:span><text:span text:style-name="T4">About Program Logic:</text:span></text:p>
      <text:p text:style-name="P5"><text:span text:style-name="T33"><text:tab/></text:span><text:span text:style-name="T29">Although adders can be constructed for many numerical representations, such as binary-coded decimal or excess-3, the most common adders operate on binary numbers.</text:span></text:p>
      <text:p text:style-name="P5"><text:span text:style-name="T29"><text:tab/></text:span><text:span text:style-name="T30">But the adder we are implementing is for the decimal numbers. We have implemented it using two models.</text:span></text:p>
      <text:list xml:id="list1732615369000196857" text:style-name="L1">
        <text:list-item>
          <text:p text:style-name="P6"><text:span text:style-name="T27">The Ripple Carry Adder (using circular linked list)</text:span></text:p>
        </text:list-item>
        <text:list-item>
          <text:p text:style-name="P6"><text:span text:style-name="T27">The Carry Look Ahead Adder (using arrays)</text:span></text:p>
        </text:list-item>
      </text:list>
      <text:p text:style-name="P7"/>
      <text:p text:style-name="P2">1.Ripple Carry Adder</text:p>
      <text:p text:style-name="P8"/>
      <text:p text:style-name="P8"><text:tab/>The two input numbers are stored in a circular linked list. The number is traversed from right to left adding them bit by bit. A variable carry is set if the sum ((sum)A = A + B + Carry) is greater than 10 or else it is 0. Sum modulo 10 is taken to get the sum bit . In this way, the whole list is traversed with carry rippling to the next bit. The final answer ie the sum is stored in one of the input list.</text:p>
      <text:p text:style-name="P8"/>
      <text:p text:style-name="P2">2. Carry Look Ahead Adder</text:p>
      <text:p text:style-name="P2"/>
      <text:p text:style-name="P7"><text:tab/>To reduce the computation time, engineers devised faster ways to add two binary numbers by using carry-look ahead adders. They work by creating two signals (P and G) for each bit position, based on whether a carry is propagated through from a less significant bit position (at least one input is a '1'), generated in that bit position (both inputs are '1'), or killed in that bit position (both inputs are '0'). In most cases, P is simply the sum output of a half-adder and G is the carry output of the same adder. After P and G are generated the carries for every bit position are created.</text:p>
      <text:p text:style-name="P10">A carry-lookahead adder improves speed by reducing the amount of time required to determine carry bits.</text:p>
      <text:p text:style-name="P10">The same logic has been implemented using C <text:span text:style-name="T17">on decimal numbers.</text:span></text:p>
      <text:p text:style-name="P8">Here, <text:span text:style-name="T35">G = (A + B)/10 </text:span>and <text:span text:style-name="T35">P = (A+B)%10</text:span>..</text:p>
      <text:p text:style-name="P9">Carry is generated simultaneously using the recurrence relation</text:p>
      <text:p text:style-name="P11"><text:s/>C<text:span text:style-name="T24">[</text:span>i<text:span text:style-name="T24">]</text:span> = <text:span text:style-name="T24">G[i] | ((P[i] == 9) ? C[i-1] : 0 where, i&gt;=1.</text:span></text:p>
      <text:p text:style-name="P5"><text:span text:style-name="T3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byssinica SIL" svg:font-family="'Abyssinica SIL'" style:font-pitch="variable"/>
    <style:font-face style:name="Alexander" svg:font-family="Alexander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jay </meta:initial-creator>
    <meta:creation-date>2014-04-28T12:02:56.726171602</meta:creation-date>
    <dc:date>2014-04-28T12:07:57.412693245</dc:date>
    <dc:creator>Sujay </dc:creator>
    <meta:editing-duration>PT54S</meta:editing-duration>
    <meta:editing-cycles>3</meta:editing-cycles>
    <meta:generator>LibreOffice/4.2.3.3$Linux_x86 LibreOffice_project/882f8a0a489bc99a9e60c7905a60226254cb6ff0</meta:generator>
    <meta:document-statistic meta:table-count="0" meta:image-count="0" meta:object-count="0" meta:page-count="1" meta:paragraph-count="26" meta:word-count="390" meta:character-count="2187" meta:non-whitespace-character-count="1800"/>
  </office:meta>
</office:document-meta>
</file>